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4000001CF020177C443C9AB5D.png" manifest:media-type="image/png"/>
  <manifest:file-entry manifest:full-path="Pictures/1000000100000301000001F423D88292D5EE46E7.png" manifest:media-type="image/png"/>
  <manifest:file-entry manifest:full-path="Pictures/10000001000002C500000266FDE4D825F6D07F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7cm" svg:height="14.721cm" draw:z-index="0"><draw:image xlink:href="Pictures/10000001000002C500000266FDE4D825F6D07F93.png" xlink:type="simple" xlink:show="embed" xlink:actuate="onLoad" draw:mime-type="image/png"/></draw:frame></text:p>
      <text:p text:style-name="P1"/>
      <text:p text:style-name="P1"><draw:frame draw:style-name="fr1" draw:name="Figura2" text:anchor-type="char" svg:width="17cm" svg:height="11.053cm" draw:z-index="1"><draw:image xlink:href="Pictures/1000000100000301000001F423D88292D5EE46E7.png" xlink:type="simple" xlink:show="embed" xlink:actuate="onLoad" draw:mime-type="image/png"/></draw:frame><text:soft-page-break/></text:p>
      <text:p text:style-name="P1"/>
      <text:p text:style-name="P1"><draw:frame draw:style-name="fr1" draw:name="Figura3" text:anchor-type="char" svg:width="17cm" svg:height="10.195cm" draw:z-index="2"><draw:image xlink:href="Pictures/1000000100000304000001CF020177C443C9AB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6T22:20:57.933458216</meta:creation-date>
    <dc:date>2021-10-16T22:24:56.132564820</dc:date>
    <meta:editing-duration>PT15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2.1.2$Linux_X86_64 LibreOffice_project/2c9f9a7aa7c967a1b7ec3448959cff87b32f6580</meta:generator>
  </office:meta>
</office:document-meta>
</file>